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27/10/2015 12:41:44</text:p>
        <text:p text:style-name="P2"/>
        <text:p text:style-name="P2">Nombre del Espectáculo: dafsdfsdfsdf</text:p>
        <text:p text:style-name="P2">Provincia: BUENOS AIRES</text:p>
        <text:p text:style-name="P2">Región: CENTRO</text:p>
        <text:p text:style-name="P2"/>
        <text:p text:style-name="P2">Nº de trámite: 1</text:p>
        <text:p text:style-name="P2">Fecha de trámite: 27/10/2015 12:41:34</text:p>
        <text:p text:style-name="P2"/>
        <text:p text:style-name="P2">Datos del Responsable: sdasdasdasd asdasdasd - Fecha de nacimiento: 02 de sep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